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6f0f4" officeooo:paragraph-rsid="0016f0f4"/>
    </style:style>
    <style:style style:name="P2" style:family="paragraph" style:parent-style-name="Table_20_Contents">
      <style:text-properties officeooo:rsid="0016f0f4" officeooo:paragraph-rsid="0016f0f4"/>
    </style:style>
    <style:style style:name="P3" style:family="paragraph" style:parent-style-name="Standard">
      <style:paragraph-properties fo:text-align="start" style:justify-single-word="false"/>
      <style:text-properties officeooo:rsid="0016f0f4" officeooo:paragraph-rsid="0016f0f4"/>
    </style:style>
    <style:style style:name="P4" style:family="paragraph" style:parent-style-name="Table_20_Contents">
      <style:text-properties officeooo:rsid="0016f0f4" officeooo:paragraph-rsid="001ab3fa"/>
    </style:style>
    <style:style style:name="P5" style:family="paragraph" style:parent-style-name="Table_20_Contents">
      <style:text-properties officeooo:rsid="0016f0f4" officeooo:paragraph-rsid="001ab714"/>
    </style:style>
    <style:style style:name="P6" style:family="paragraph" style:parent-style-name="Table_20_Contents">
      <style:text-properties officeooo:rsid="001ab3fa" officeooo:paragraph-rsid="001ab3fa"/>
    </style:style>
    <style:style style:name="P7" style:family="paragraph" style:parent-style-name="Table_20_Contents">
      <style:text-properties officeooo:rsid="001ab3fa" officeooo:paragraph-rsid="001ab714"/>
    </style:style>
    <style:style style:name="P8" style:family="paragraph" style:parent-style-name="Table_20_Contents">
      <style:text-properties officeooo:rsid="001ab714" officeooo:paragraph-rsid="001ab714"/>
    </style:style>
    <style:style style:name="P9" style:family="paragraph" style:parent-style-name="Table_20_Contents">
      <style:text-properties officeooo:rsid="001cabec" officeooo:paragraph-rsid="001cabec"/>
    </style:style>
    <style:style style:name="P10" style:family="paragraph" style:parent-style-name="Table_20_Contents">
      <style:text-properties officeooo:rsid="001e607f" officeooo:paragraph-rsid="001e607f"/>
    </style:style>
    <style:style style:name="P11" style:family="paragraph" style:parent-style-name="Table_20_Contents">
      <style:text-properties officeooo:rsid="001eef68" officeooo:paragraph-rsid="001eef68"/>
    </style:style>
    <style:style style:name="P12" style:family="paragraph" style:parent-style-name="Table_20_Contents">
      <style:text-properties officeooo:rsid="002013c6" officeooo:paragraph-rsid="002013c6"/>
    </style:style>
    <style:style style:name="P13" style:family="paragraph" style:parent-style-name="Table_20_Contents">
      <style:text-properties officeooo:rsid="002013c6" officeooo:paragraph-rsid="00248c95"/>
    </style:style>
    <style:style style:name="P14" style:family="paragraph" style:parent-style-name="Table_20_Contents">
      <style:text-properties officeooo:rsid="00219305" officeooo:paragraph-rsid="00219305"/>
    </style:style>
    <style:style style:name="P15" style:family="paragraph" style:parent-style-name="Table_20_Contents">
      <style:text-properties officeooo:rsid="002392ea" officeooo:paragraph-rsid="002392ea"/>
    </style:style>
    <style:style style:name="P16" style:family="paragraph" style:parent-style-name="Table_20_Contents">
      <style:text-properties officeooo:rsid="00248c95" officeooo:paragraph-rsid="00248c95"/>
    </style:style>
    <style:style style:name="P17" style:family="paragraph" style:parent-style-name="Table_20_Contents">
      <style:text-properties officeooo:rsid="00248c95" officeooo:paragraph-rsid="0026276e"/>
    </style:style>
    <style:style style:name="P18" style:family="paragraph" style:parent-style-name="Table_20_Contents">
      <style:text-properties officeooo:rsid="00248c95" officeooo:paragraph-rsid="0027f021"/>
    </style:style>
    <style:style style:name="P19" style:family="paragraph" style:parent-style-name="Table_20_Contents">
      <style:text-properties officeooo:rsid="0027f021" officeooo:paragraph-rsid="0027f021"/>
    </style:style>
    <style:style style:name="P20" style:family="paragraph" style:parent-style-name="Standard">
      <style:text-properties officeooo:rsid="002ff6ad" officeooo:paragraph-rsid="002ff6ad"/>
    </style:style>
    <style:style style:name="P21" style:family="paragraph" style:parent-style-name="Standard">
      <style:text-properties officeooo:rsid="002ff6ad" officeooo:paragraph-rsid="002ff6ad" fo:background-color="#96fa86"/>
    </style:style>
    <style:style style:name="P22" style:family="paragraph" style:parent-style-name="Standard">
      <style:text-properties officeooo:rsid="0030ef0b" officeooo:paragraph-rsid="0030ef0b" fo:background-color="transparent"/>
    </style:style>
    <style:style style:name="P23" style:family="paragraph" style:parent-style-name="Standard">
      <style:text-properties officeooo:rsid="002ff6ad" officeooo:paragraph-rsid="002ff6ad" fo:background-color="#92e285"/>
    </style:style>
    <style:style style:name="T1" style:family="text">
      <style:text-properties officeooo:rsid="001ab3fa"/>
    </style:style>
    <style:style style:name="T2" style:family="text">
      <style:text-properties officeooo:rsid="001ab714"/>
    </style:style>
    <style:style style:name="T3" style:family="text">
      <style:text-properties officeooo:rsid="001eef68"/>
    </style:style>
    <style:style style:name="T4" style:family="text">
      <style:text-properties officeooo:rsid="00248c95"/>
    </style:style>
    <style:style style:name="T5" style:family="text">
      <style:text-properties officeooo:rsid="0026276e"/>
    </style:style>
    <style:style style:name="T6" style:family="text">
      <style:text-properties officeooo:rsid="0027f021"/>
    </style:style>
    <style:style style:name="T7" style:family="text">
      <style:text-properties officeooo:rsid="002a6529"/>
    </style:style>
    <style:style style:name="T8" style:family="text">
      <style:text-properties officeooo:rsid="0030ef0b"/>
    </style:style>
    <style:style style:name="T9" style:family="text">
      <style:text-properties officeooo:rsid="003276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site structure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Function</text:p>
          </table:table-cell>
          <table:table-cell table:style-name="Table1.C1" office:value-type="string">
            <text:p text:style-name="P2">Structure</text:p>
          </table:table-cell>
        </table:table-row>
        <table:table-row>
          <table:table-cell table:style-name="Table1.A2" office:value-type="string">
            <text:p text:style-name="P4">Login page</text:p>
          </table:table-cell>
          <table:table-cell table:style-name="Table1.A2" office:value-type="string">
            <text:p text:style-name="P6">Makes sure only the correct user enters the website.</text:p>
          </table:table-cell>
          <table:table-cell table:style-name="Table1.C2" office:value-type="string">
            <text:p text:style-name="P6">Same structure as mybook website. User and password inputs.</text:p>
          </table:table-cell>
        </table:table-row>
        <table:table-row>
          <table:table-cell table:style-name="Table1.A2" office:value-type="string">
            <text:p text:style-name="P2"><text:span text:style-name="T1">Home</text:span> page</text:p>
          </table:table-cell>
          <table:table-cell table:style-name="Table1.A2" office:value-type="string">
            <text:p text:style-name="P6">Central hub of the website. Links to most other pages.</text:p>
            <text:p text:style-name="P6">Displays basic information.</text:p>
            <text:p text:style-name="P11">Links to <text:span text:style-name="T7">recent</text:span> Volunteer and Social Activities Profile pages.</text:p>
          </table:table-cell>
          <table:table-cell table:style-name="Table1.C2" office:value-type="string">
            <text:p text:style-name="P10">Top bar links to all pages.</text:p>
            <text:p text:style-name="P10">Display basic info.</text:p>
            <text:p text:style-name="P10">Display latest volunteers and social activities. <text:span text:style-name="T3">Clicking on them opens Profile pages.</text:span></text:p>
          </table:table-cell>
        </table:table-row>
        <table:table-row>
          <table:table-cell table:style-name="Table1.A2" office:value-type="string">
            <text:p text:style-name="P2">Volunteers page</text:p>
          </table:table-cell>
          <table:table-cell table:style-name="Table1.A2" office:value-type="string">
            <text:p text:style-name="P7">Displays all volunteers. </text:p>
            <text:p text:style-name="P8">Links to Add Volunteer page.</text:p>
            <text:p text:style-name="P8">Has filters to display only certain volunteers or in a specific order.</text:p>
            <text:p text:style-name="P6"/>
          </table:table-cell>
          <table:table-cell table:style-name="Table1.C2" office:value-type="string">
            <text:p text:style-name="P8">Volunteers appear in rectangles towards the right.</text:p>
            <text:p text:style-name="P8">Filter options on the left.</text:p>
            <text:p text:style-name="P8">Link to Add Volunteer page on the top right.</text:p>
            <text:p text:style-name="P8">By default, order by date desc.</text:p>
          </table:table-cell>
        </table:table-row>
        <table:table-row>
          <table:table-cell table:style-name="Table1.A2" office:value-type="string">
            <text:p text:style-name="P4">Add Volunteer page</text:p>
          </table:table-cell>
          <table:table-cell table:style-name="Table1.A2" office:value-type="string">
            <text:p text:style-name="P8">Displays form to add volunteer.</text:p>
          </table:table-cell>
          <table:table-cell table:style-name="Table1.C2" office:value-type="string">
            <text:p text:style-name="P8">Similar structure to form already done in V1.</text:p>
          </table:table-cell>
        </table:table-row>
        <table:table-row>
          <table:table-cell table:style-name="Table1.A2" office:value-type="string">
            <text:p text:style-name="P5">Volunteer Profile page</text:p>
          </table:table-cell>
          <table:table-cell table:style-name="Table1.A2" office:value-type="string">
            <text:p text:style-name="P8">Displays all info about the volunteer.</text:p>
            <text:p text:style-name="P8">Option to delete volunteer.</text:p>
            <text:p text:style-name="P8">Option to display all social activities that match.</text:p>
            <text:p text:style-name="P12">Options to modify volunteer data. Links to form with filled-in options.</text:p>
            <text:p text:style-name="P14">Option to add a check. Links to check form with volunteer selected.</text:p>
            <text:p text:style-name="P14">Option to see volunteer social activity history.</text:p>
            <text:p text:style-name="P14">Option to see volunteer spending history.</text:p>
          </table:table-cell>
          <table:table-cell table:style-name="Table1.C2" office:value-type="string">
            <text:p text:style-name="P9">On top display all info.</text:p>
            <text:p text:style-name="P10">Display if volunteer did enough hours in the month.</text:p>
            <text:p text:style-name="P9">Top right option to delete volunteer.</text:p>
            <text:p text:style-name="P12">Next option to modify volunteer data.</text:p>
            <text:p text:style-name="P9">Underneath right display social activities .</text:p>
            <text:p text:style-name="P9">Underneath left display a filter list with the filter options checked to match the volunteer.</text:p>
          </table:table-cell>
        </table:table-row>
        <table:table-row>
          <table:table-cell table:style-name="Table1.A2" office:value-type="string">
            <text:p text:style-name="P2">Social Activities page</text:p>
          </table:table-cell>
          <table:table-cell table:style-name="Table1.A2" office:value-type="string">
            <text:p text:style-name="P7">Displays all <text:span text:style-name="T2">social activities</text:span>. </text:p>
            <text:p text:style-name="P8">Links to Add Social Activities page.</text:p>
            <text:p text:style-name="P8">Has filters to display only certain social activities or in a specific order.</text:p>
          </table:table-cell>
          <table:table-cell table:style-name="Table1.C2" office:value-type="string">
            <text:p text:style-name="P8">Social activities appear in rectangles towards the right.</text:p>
            <text:p text:style-name="P8">Filter options on the left.</text:p>
            <text:p text:style-name="P8">Link to Add Social Activities page on the top right.</text:p>
            <text:p text:style-name="P8">By default, order by date desc.</text:p>
          </table:table-cell>
        </table:table-row>
        <table:table-row>
          <table:table-cell table:style-name="Table1.A2" office:value-type="string">
            <text:p text:style-name="P4">Add Social Activity page</text:p>
          </table:table-cell>
          <table:table-cell table:style-name="Table1.A2" office:value-type="string">
            <text:p text:style-name="P8">Displays form to add social activities.</text:p>
          </table:table-cell>
          <table:table-cell table:style-name="Table1.C2" office:value-type="string">
            <text:p text:style-name="P8">Similar structure to form already done in V1.</text:p>
          </table:table-cell>
        </table:table-row>
        <table:table-row>
          <table:table-cell table:style-name="Table1.A2" office:value-type="string">
            <text:p text:style-name="P5">Social Activity Profile page</text:p>
          </table:table-cell>
          <table:table-cell table:style-name="Table1.A2" office:value-type="string">
            <text:p text:style-name="P8">Displays all info about the social activities.</text:p>
            <text:p text:style-name="P8">Option to delete social activities.</text:p>
            <text:p text:style-name="P8">Option to display all volunteers that match.</text:p>
            <text:p text:style-name="P12"><text:soft-page-break/>Options to modify social activity data. Links to form with filled-in options.</text:p>
          </table:table-cell>
          <table:table-cell table:style-name="Table1.C2" office:value-type="string">
            <text:p text:style-name="P9">On top display all info.</text:p>
            <text:p text:style-name="P9">Top right option to delete social activity.</text:p>
            <text:p text:style-name="P12">Next option to modify volunteer data.</text:p>
            <text:p text:style-name="P9">Underneath right display <text:soft-page-break/>volunteers .</text:p>
            <text:p text:style-name="P9">Underneath left display a filter list with the filter options checked to match the social activity.</text:p>
          </table:table-cell>
        </table:table-row>
        <table:table-row>
          <table:table-cell table:style-name="Table1.A2" office:value-type="string">
            <text:p text:style-name="P2">About page</text:p>
          </table:table-cell>
          <table:table-cell table:style-name="Table1.A2" office:value-type="string">
            <text:p text:style-name="P8">Displays information regarding how to use the website.</text:p>
          </table:table-cell>
          <table:table-cell table:style-name="Table1.C2" office:value-type="string">
            <text:p text:style-name="P8">Simple text paragraphs with descriptions of each page.</text:p>
          </table:table-cell>
        </table:table-row>
        <table:table-row>
          <table:table-cell table:style-name="Table1.A2" office:value-type="string">
            <text:p text:style-name="P2">Contact page</text:p>
          </table:table-cell>
          <table:table-cell table:style-name="Table1.A2" office:value-type="string">
            <text:p text:style-name="P8">Displays information on how to contact RATO.</text:p>
          </table:table-cell>
          <table:table-cell table:style-name="Table1.C2" office:value-type="string">
            <text:p text:style-name="P8">Simple contact info.</text:p>
          </table:table-cell>
        </table:table-row>
        <table:table-row>
          <table:table-cell table:style-name="Table1.A2" office:value-type="string">
            <text:p text:style-name="P2">Store page</text:p>
          </table:table-cell>
          <table:table-cell table:style-name="Table1.A2" office:value-type="string">
            <text:p text:style-name="P8">Displays the form for spending points.</text:p>
          </table:table-cell>
          <table:table-cell table:style-name="Table1.C2" office:value-type="string">
            <text:p text:style-name="P8">Similar structure to form already done in V1.</text:p>
          </table:table-cell>
        </table:table-row>
        <table:table-row>
          <table:table-cell table:style-name="Table1.A2" office:value-type="string">
            <text:p text:style-name="P2">Checks page</text:p>
          </table:table-cell>
          <table:table-cell table:style-name="Table1.A2" office:value-type="string">
            <text:p text:style-name="P8">Displays the form for giving a volunteer a check.</text:p>
          </table:table-cell>
          <table:table-cell table:style-name="Table1.C2" office:value-type="string">
            <text:p text:style-name="P8">Similar structure to form already done in V1.</text:p>
          </table:table-cell>
        </table:table-row>
        <table:table-row>
          <table:table-cell table:style-name="Table1.A2" office:value-type="string">
            <text:p text:style-name="P19">Stats page</text:p>
          </table:table-cell>
          <table:table-cell table:style-name="Table1.A2" office:value-type="string">
            <text:p text:style-name="P19">Display data for each month for each year.</text:p>
            <text:p text:style-name="P19">Display number of volunteers, social activities.</text:p>
          </table:table-cell>
          <table:table-cell table:style-name="Table1.C2" office:value-type="string">
            <text:p text:style-name="P19">Select year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Website Requirements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Objective</text:p>
          </table:table-cell>
          <table:table-cell table:style-name="Table2.B1" office:value-type="string">
            <text:p text:style-name="P2">Instructions</text:p>
          </table:table-cell>
        </table:table-row>
        <table:table-row>
          <table:table-cell table:style-name="Table2.A2" office:value-type="string">
            <text:p text:style-name="P12">Add volunteer to database</text:p>
          </table:table-cell>
          <table:table-cell table:style-name="Table2.B2" office:value-type="string">
            <text:p text:style-name="P12">Home page→Volunteers page→ Add Volunteer button</text:p>
          </table:table-cell>
        </table:table-row>
        <table:table-row>
          <table:table-cell table:style-name="Table2.A2" office:value-type="string">
            <text:p text:style-name="P12">Delete volunteer from database</text:p>
          </table:table-cell>
          <table:table-cell table:style-name="Table2.B2" office:value-type="string">
            <text:p text:style-name="P16">Home page → Volunteers page → Volunteer Profile page → Delete volunteer</text:p>
          </table:table-cell>
        </table:table-row>
        <table:table-row>
          <table:table-cell table:style-name="Table2.A2" office:value-type="string">
            <text:p text:style-name="P12">Add social activity to database</text:p>
          </table:table-cell>
          <table:table-cell table:style-name="Table2.B2" office:value-type="string">
            <text:p text:style-name="P13">Home page→<text:span text:style-name="T4">Social Activities</text:span> page→ Add <text:span text:style-name="T4">Social Activities</text:span> button</text:p>
          </table:table-cell>
        </table:table-row>
        <table:table-row>
          <table:table-cell table:style-name="Table2.A2" office:value-type="string">
            <text:p text:style-name="P12">Delete social activity from database</text:p>
          </table:table-cell>
          <table:table-cell table:style-name="Table2.B2" office:value-type="string">
            <text:p text:style-name="P16">Home page → Social Activities page → Social Activities Profile page → Delete Social Activities</text:p>
          </table:table-cell>
        </table:table-row>
        <table:table-row>
          <table:table-cell table:style-name="Table2.A2" office:value-type="string">
            <text:p text:style-name="P12">Take a volunteer and see which social activities match him/her</text:p>
          </table:table-cell>
          <table:table-cell table:style-name="Table2.B2" office:value-type="string">
            <text:p text:style-name="P17">Home page → Volunteers page → Volunteer Profile pag<text:span text:style-name="T5">e</text:span></text:p>
          </table:table-cell>
        </table:table-row>
        <table:table-row>
          <table:table-cell table:style-name="Table2.A2" office:value-type="string">
            <text:p text:style-name="P12">Take a social activity and see which volunteer match it</text:p>
          </table:table-cell>
          <table:table-cell table:style-name="Table2.B2" office:value-type="string">
            <text:p text:style-name="P16">Home page → Social Activities page → Social Activities Profile page</text:p>
          </table:table-cell>
        </table:table-row>
        <table:table-row>
          <table:table-cell table:style-name="Table2.A2" office:value-type="string">
            <text:p text:style-name="P12">Modify a volunteer’s data</text:p>
            <text:p text:style-name="P12"><text:soft-page-break/></text:p>
            <text:p text:style-name="P12"/>
            <text:p text:style-name="P12"/>
            <text:p text:style-name="P12"/>
          </table:table-cell>
          <table:table-cell table:style-name="Table2.B2" office:value-type="string">
            <text:p text:style-name="P17">Home page → Volunteers page → Volunteer <text:soft-page-break/>Profile pag<text:span text:style-name="T5">e → Edit volunteer data button → Volunteer form</text:span></text:p>
          </table:table-cell>
        </table:table-row>
        <table:table-row>
          <table:table-cell table:style-name="Table2.A2" office:value-type="string">
            <text:p text:style-name="P12">Modify a social activity’s data</text:p>
          </table:table-cell>
          <table:table-cell table:style-name="Table2.B2" office:value-type="string">
            <text:p text:style-name="P17">Home page → <text:span text:style-name="T5">Social Activities</text:span> page → <text:span text:style-name="T5">Social Activities</text:span> Profile pag<text:span text:style-name="T5">e → Edit social activities data button → Social Activities form</text:span></text:p>
          </table:table-cell>
        </table:table-row>
        <table:table-row>
          <table:table-cell table:style-name="Table2.A2" office:value-type="string">
            <text:p text:style-name="P14">View a volunteer’s data</text:p>
          </table:table-cell>
          <table:table-cell table:style-name="Table2.B2" office:value-type="string">
            <text:p text:style-name="P17">Home page → Volunteers page → Volunteer Profile pag<text:span text:style-name="T5">e</text:span></text:p>
          </table:table-cell>
        </table:table-row>
        <table:table-row>
          <table:table-cell table:style-name="Table2.A2" office:value-type="string">
            <text:p text:style-name="P14">View a social activity’s data</text:p>
          </table:table-cell>
          <table:table-cell table:style-name="Table2.B2" office:value-type="string">
            <text:p text:style-name="P17">Home page → <text:span text:style-name="T5">Social Activities</text:span> page → <text:span text:style-name="T5">Social Activities</text:span> Profile pag<text:span text:style-name="T5">e</text:span></text:p>
          </table:table-cell>
        </table:table-row>
        <table:table-row>
          <table:table-cell table:style-name="Table2.A2" office:value-type="string">
            <text:p text:style-name="P14">See which volunteers are still available</text:p>
          </table:table-cell>
          <table:table-cell table:style-name="Table2.B2" office:value-type="string">
            <text:p text:style-name="P18">Home page → Volunteers page → <text:span text:style-name="T6">Filter option: Available volunteers</text:span></text:p>
          </table:table-cell>
        </table:table-row>
        <table:table-row>
          <table:table-cell table:style-name="Table2.A2" office:value-type="string">
            <text:p text:style-name="P14">See which social activities are still available</text:p>
          </table:table-cell>
          <table:table-cell table:style-name="Table2.B2" office:value-type="string">
            <text:p text:style-name="P18">Home page → <text:span text:style-name="T5">Social Activities</text:span> page → <text:span text:style-name="T6">Filter option: Available volunteers</text:span></text:p>
          </table:table-cell>
        </table:table-row>
        <table:table-row>
          <table:table-cell table:style-name="Table2.A2" office:value-type="string">
            <text:p text:style-name="P14">Add a check to a volunteer</text:p>
          </table:table-cell>
          <table:table-cell table:style-name="Table2.B2" office:value-type="string">
            <text:p text:style-name="P18">Home page → Volunteers page → Volunteer Profile pag<text:span text:style-name="T5">e → </text:span><text:span text:style-name="T6">Check page</text:span></text:p>
          </table:table-cell>
        </table:table-row>
        <table:table-row>
          <table:table-cell table:style-name="Table2.A2" office:value-type="string">
            <text:p text:style-name="P14">Have a volunteer spend points.</text:p>
          </table:table-cell>
          <table:table-cell table:style-name="Table2.B2" office:value-type="string">
            <text:p text:style-name="P18">Home page → Volunteers page → Volunteer Profile pag<text:span text:style-name="T5">e → </text:span><text:span text:style-name="T6">Store page</text:span></text:p>
          </table:table-cell>
        </table:table-row>
        <table:table-row>
          <table:table-cell table:style-name="Table2.A2" office:value-type="string">
            <text:p text:style-name="P15">See what a volunteer did</text:p>
          </table:table-cell>
          <table:table-cell table:style-name="Table2.B2" office:value-type="string">
            <text:p text:style-name="P18">Home page → Volunteers page → Volunteer Profile pag<text:span text:style-name="T5">e → </text:span><text:span text:style-name="T6">Social Activity history button</text:span></text:p>
          </table:table-cell>
        </table:table-row>
        <table:table-row>
          <table:table-cell table:style-name="Table2.A2" office:value-type="string">
            <text:p text:style-name="P15">See what volunteer’<text:span text:style-name="T6">s</text:span> <text:span text:style-name="T6">purchase history</text:span></text:p>
          </table:table-cell>
          <table:table-cell table:style-name="Table2.B2" office:value-type="string">
            <text:p text:style-name="P18">Home page → Volunteers page → Volunteer Profile pag<text:span text:style-name="T5">e → </text:span><text:span text:style-name="T6">Purchase history button</text:span></text:p>
          </table:table-cell>
        </table:table-row>
        <table:table-row>
          <table:table-cell table:style-name="Table2.A2" office:value-type="string">
            <text:p text:style-name="P15">Log in to website</text:p>
          </table:table-cell>
          <table:table-cell table:style-name="Table2.B2" office:value-type="string">
            <text:p text:style-name="P19">Login page</text:p>
          </table:table-cell>
        </table:table-row>
        <table:table-row>
          <table:table-cell table:style-name="Table2.A2" office:value-type="string">
            <text:p text:style-name="P14">Get stats per month</text:p>
          </table:table-cell>
          <table:table-cell table:style-name="Table2.B2" office:value-type="string">
            <text:p text:style-name="P19">Stats button</text:p>
          </table:table-cell>
        </table:table-row>
      </table:table>
      <text:p text:style-name="P1"/>
      <text:p text:style-name="P1"/>
      <text:p text:style-name="P20">Steps:</text:p>
      <text:p text:style-name="P20"/>
      <text:p text:style-name="P21">1) Make the website groundwor<text:span text:style-name="T8">k</text:span></text:p>
      <text:p text:style-name="P22">1.5) Add check and store to volunteer<text:span text:style-name="T9">_profile</text:span>.php</text:p>
      <text:p text:style-name="P23">2) Make the add_volunteer.php page work</text:p>
      <text:p text:style-name="P20">3) Make the volunteers.php page display volunteers</text:p>
      <text:p text:style-name="P20">4) Make the home.php page display volunteers</text:p>
      <text:p text:style-name="P20">5) Make the volunteer_profile.php work</text:p>
      <text:p text:style-name="P20">6) Make clicking on volunteers send to their profile page</text:p>
      <text:p text:style-name="P20">7) Make the volunteers.php page filter work</text:p>
      <text:p text:style-name="P20">8) Make the add_social_activities.php page work</text:p>
      <text:p text:style-name="P20">9) Make the social_activities.php page display <text:s/>social activities</text:p>
      <text:p text:style-name="P20">10) Make the home.php page display <text:s/>social activities</text:p>
      <text:p text:style-name="P20">11) Make the social_activity_profile.php work</text:p>
      <text:p text:style-name="P20">12) Make clicking on social activities send to their profile page</text:p>
      <text:p text:style-name="P20">13) Make the social_activities.php page filter work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2:41:03.797049174</meta:creation-date>
    <meta:generator>LibreOffice/24.2.7.2$Linux_X86_64 LibreOffice_project/420$Build-2</meta:generator>
    <dc:date>2025-01-11T13:45:57.635411775</dc:date>
    <meta:editing-duration>P1DT5H35M8S</meta:editing-duration>
    <meta:editing-cycles>18</meta:editing-cycles>
    <meta:document-statistic meta:table-count="2" meta:image-count="0" meta:object-count="0" meta:page-count="3" meta:paragraph-count="129" meta:word-count="865" meta:character-count="5391" meta:non-whitespace-character-count="4650"/>
  </office:meta>
</office:document-meta>
</file>